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8000" draw:fill-color="#ffffff" draw:textarea-vertical-align="middle" draw:auto-grow-height="false" fo:min-height="1.05cm" fo:min-width="1.3cm"/>
    </style:style>
    <style:style style:name="gr2" style:family="graphic" style:parent-style-name="standard">
      <style:graphic-properties svg:stroke-color="#ff8000" draw:fill-color="#ffffff" draw:textarea-vertical-align="middle" draw:auto-grow-height="false" fo:min-height="1.05cm" fo:min-width="1.1cm"/>
    </style:style>
    <style:style style:name="gr3" style:family="graphic" style:parent-style-name="standard">
      <style:graphic-properties svg:stroke-color="#ff8000" draw:fill-color="#ffffff" draw:textarea-horizontal-align="justify" draw:textarea-vertical-align="middle" draw:auto-grow-height="false" fo:min-height="2.006cm" fo:min-width="6.156cm"/>
    </style:style>
    <style:style style:name="gr4" style:family="graphic" style:parent-style-name="standard">
      <style:graphic-properties svg:stroke-color="#ff8000" draw:fill-color="#ffffff" draw:textarea-horizontal-align="justify" draw:textarea-vertical-align="middle" draw:auto-grow-height="false" fo:min-height="1.826cm" fo:min-width="6.576cm"/>
    </style:style>
    <style:style style:name="gr5" style:family="graphic" style:parent-style-name="standard">
      <style:graphic-properties svg:stroke-color="#ff8000" draw:fill-color="#ffffff" draw:textarea-horizontal-align="justify" draw:textarea-vertical-align="middle" draw:auto-grow-height="false" fo:min-height="1.736cm" fo:min-width="6.486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3cm" svg:x="4.1cm" svg:y="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.6cm" svg:height="1.3cm" svg:x="9cm" svg:y="8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" draw:text-style-name="P1" draw:layer="layout" svg:width="6.9cm" svg:height="2.5cm" svg:x="1.9cm" svg:y="2.9cm">
          <text:p text:style-name="P2"><text:span text:style-name="T1">Location Intelligence Platfor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3cm" svg:height="2.3cm" svg:x="6.9cm" svg:y="5.902cm">
          <text:p text:style-name="P2"><text:span text:style-name="T1">Community Built Geospati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2cm" svg:height="2.2cm" svg:x="11.1cm" svg:y="8.7cm">
          <text:p text:style-name="P2"><text:span text:style-name="T1">Toolkits for Business </text:span><text:span text:style-name="T1">related use c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5T12:23:04.835581247</meta:creation-date>
    <dc:date>2020-03-15T12:35:56.242885953</dc:date>
    <meta:editing-duration>PT2M39S</meta:editing-duration>
    <meta:editing-cycles>2</meta:editing-cycles>
    <meta:generator>LibreOffice/6.1.5.2$Linux_X86_64 LibreOffice_project/90f8dcf33c87b3705e78202e3df5142b201bd805</meta:generator>
    <meta:document-statistic meta:object-count="5"/>
  </office:meta>
</office:document-meta>
</file>